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PT Serif" svg:font-family="'PT Serif'" style:font-family-generic="roman"/>
    <style:font-face style:name="Cantarell" svg:font-family="Cantarell" style:font-family-generic="swiss"/>
    <style:font-face style:name="PT Serif2" svg:font-family="'PT Serif'" style:font-family-generic="swiss"/>
    <style:font-face style:name="Ubuntu" svg:font-family="Ubuntu" style:font-family-generic="swiss"/>
    <style:font-face style:name="Cantarell1" svg:font-family="Cantarell" style:font-pitch="variable"/>
    <style:font-face style:name="PT Serif1" svg:font-family="'PT Serif'" style:font-adornments="Standard" style:font-family-generic="roman" style:font-pitch="variable"/>
    <style:font-face style:name="PT Sans Caption" svg:font-family="'PT Sans Caption'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rsid="001af090" officeooo:paragraph-rsid="001af090"/>
    </style:style>
    <style:style style:name="P2" style:family="paragraph" style:parent-style-name="Text_20_body">
      <style:text-properties officeooo:rsid="00197da9" officeooo:paragraph-rsid="00197da9"/>
    </style:style>
    <style:style style:name="P3" style:family="paragraph" style:parent-style-name="Text_20_body">
      <style:text-properties officeooo:rsid="00197da9" officeooo:paragraph-rsid="002672db"/>
    </style:style>
    <style:style style:name="P4" style:family="paragraph" style:parent-style-name="Text_20_body">
      <style:text-properties officeooo:rsid="00127b47" officeooo:paragraph-rsid="0024794d"/>
    </style:style>
    <style:style style:name="P5" style:family="paragraph" style:parent-style-name="Text_20_body">
      <style:text-properties officeooo:rsid="0011bcdd" officeooo:paragraph-rsid="001fb942"/>
    </style:style>
    <style:style style:name="P6" style:family="paragraph" style:parent-style-name="Text_20_body_20_indent">
      <style:text-properties officeooo:rsid="02217209" officeooo:paragraph-rsid="000adb20"/>
    </style:style>
    <style:style style:name="P7" style:family="paragraph" style:parent-style-name="Text_20_body">
      <style:paragraph-properties fo:break-before="page"/>
      <style:text-properties officeooo:rsid="00197da9" officeooo:paragraph-rsid="00197da9"/>
    </style:style>
    <style:style style:name="P8" style:family="paragraph" style:parent-style-name="Text_20_body_20_indent" style:list-style-name="L4">
      <style:text-properties officeooo:rsid="01f49534" officeooo:paragraph-rsid="000adb20"/>
    </style:style>
    <style:style style:name="P9" style:family="paragraph" style:parent-style-name="Text_20_body_20_indent" style:list-style-name="L4">
      <style:text-properties officeooo:rsid="021ee84a" officeooo:paragraph-rsid="000adb20"/>
    </style:style>
    <style:style style:name="P10" style:family="paragraph" style:parent-style-name="Text_20_body_20_indent" style:list-style-name="L4">
      <style:text-properties officeooo:rsid="0220428c" officeooo:paragraph-rsid="000adb20"/>
    </style:style>
    <style:style style:name="P11" style:family="paragraph" style:parent-style-name="Text_20_body_20_indent" style:list-style-name="L4">
      <style:text-properties officeooo:rsid="02217209" officeooo:paragraph-rsid="000adb20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226bf67"/>
    </style:style>
    <style:style style:name="T2" style:family="text">
      <style:text-properties officeooo:rsid="0222d34b"/>
    </style:style>
    <style:style style:name="T3" style:family="text">
      <style:text-properties officeooo:rsid="0220428c"/>
    </style:style>
    <style:style style:name="T4" style:family="text">
      <style:text-properties officeooo:rsid="01267d54"/>
    </style:style>
    <style:style style:name="T5" style:family="text">
      <style:text-properties officeooo:rsid="0010375a"/>
    </style:style>
    <style:style style:name="T6" style:family="text">
      <style:text-properties officeooo:rsid="00127b47"/>
    </style:style>
    <style:style style:name="T7" style:family="text">
      <style:text-properties officeooo:rsid="001e72db"/>
    </style:style>
    <style:style style:name="T8" style:family="text">
      <style:text-properties officeooo:rsid="0024794d"/>
    </style:style>
    <style:style style:name="T9" style:family="text">
      <style:text-properties officeooo:rsid="00285859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528126040611832721" text:style-name="L4">
        <text:list-item>
          <text:p text:style-name="P8">Theoretische Grundlagen →<text:span text:style-name="T1"> als Grundlage für implementierung.</text:span><text:line-break/><text:span text:style-name="T2">Was muss der leser wissen, um die realisierung zu verstehen? </text:span></text:p>
          <text:list>
            <text:list-item>
              <text:p text:style-name="P9">Konkreter, technoloischer: Worum geht es bei plattformunabhängiglkeit, <text:span text:style-name="T3">wie ist zu erreichen? → veschiedene grundsätzliche Konzepte</text:span></text:p>
            </text:list-item>
            <text:list-item>
              <text:p text:style-name="P8">Übersicht / Eigenschaften <text:span text:style-name="T4">&amp;</text:span> Einordnung der vorgestellten Lösungen</text:p>
            </text:list-item>
            <text:list-item>
              <text:p text:style-name="P10">Verwendete Technologien → wie macht das phonegap?</text:p>
              <text:list>
                <text:list-item>
                  <text:p text:style-name="P11">Knockout, jquerymobile, etc.</text:p>
                </text:list-item>
              </text:list>
            </text:list-item>
          </text:list>
        </text:list-item>
      </text:list>
      <text:p text:style-name="P6"/>
      <text:h text:style-name="Heading_20_2" text:outline-level="2">Theoretische Grundlagen</text:h>
      <text:p text:style-name="Text_20_body">Zumeist nutzen die <text:span text:style-name="T5">verschiedenen</text:span> Plattformen nicht nur unterschiedliche <text:span text:style-name="T7">(</text:span>Datei-<text:span text:style-name="T7">)</text:span>formate für ihre Anwendungen sondern <text:span text:style-name="T5">auch unterschiedliche Programmiersprachen und Toolkits</text:span><text:span text:style-name="T5"><office:annotation><dc:creator>Daniel Morgenstern</dc:creator><dc:date>2014-03-18T10:53:06</dc:date><text:list text:style-name=""><text:list-item><text:p text:style-name="P12"><text:span text:style-name="T10">Frage: welche technischen grundlagen kann ich denn vorraussetzen? Fr. Strippgens?</text:span></text:p></text:list-item></text:list></office:annotation></text:span><text:span text:style-name="T5"> für die Programmierung. Somit ist die Plattformunabhängigkeit mit herkömmlichen Entwicklungsmethoden kaum zu erreichen, da die verschiedenen Produkte und Plattformen zueinander nicht kompatibel sind.</text:span><text:span text:style-name="T5"><office:annotation><dc:creator>Daniel Morgenstern</dc:creator><dc:date>2014-03-18T10:54:02</dc:date><text:list text:continue-numbering="true" text:style-name=""><text:list-item><text:p text:style-name="P12"><text:span text:style-name="T10">Muss man das überhaupt erwähnen, schließlich wird das ja vermutlich auch inhalt von motivation und so.</text:span></text:p></text:list-item><text:list-item><text:p text:style-name="P12"><text:span text:style-name="T10">Ebenso, was plattformen überhaupt sind und so.</text:span></text:p></text:list-item></text:list></office:annotation></text:span></text:p>
      <text:p text:style-name="P5">Im Planungsprozess einer Softwarelösung <text:span text:style-name="T6">ist in bestimmten Fällen eine denkbare Alternative zur nativen App eine Webanwendung, die mithilfe des Browsers abrufbar ist. Dahingehend liegt ein Ansatz zur plattformunabhängigen App-Entwicklung auf der Hand: Die Verwendung von Webtechnologien mithilfe der Web-View eines jeden modernen mobilen Betriebssystems. </text:span></text:p>
      <text:p text:style-name="P3">Konkret heißt das, die Anwendung wird als Webanwendung mit den zugehörigen Technologien entwickelt <text:span text:style-name="T9">und für die jeweiligen benötigten Plattformen als native App „verpackt“.</text:span></text:p>
      <text:p text:style-name="P4">Da dieser Ansatz der Schwerpunkt <text:span text:style-name="T8">der hier </text:span>explorierte<text:span text:style-name="T8">n Technologien darstellt, soll dieser </text:span>hier näher erläutert werden. </text:p>
      <text:p text:style-name="P1"/>
      <text:p text:style-name="P2"/>
      <text:p text:style-name="P2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PT Serif" svg:font-family="'PT Serif'" style:font-family-generic="roman"/>
    <style:font-face style:name="Cantarell" svg:font-family="Cantarell" style:font-family-generic="swiss"/>
    <style:font-face style:name="PT Serif2" svg:font-family="'PT Serif'" style:font-family-generic="swiss"/>
    <style:font-face style:name="Ubuntu" svg:font-family="Ubuntu" style:font-family-generic="swiss"/>
    <style:font-face style:name="Cantarell1" svg:font-family="Cantarell" style:font-pitch="variable"/>
    <style:font-face style:name="PT Serif1" svg:font-family="'PT Serif'" style:font-adornments="Standard" style:font-family-generic="roman" style:font-pitch="variable"/>
    <style:font-face style:name="PT Sans Caption" svg:font-family="'PT Sans Caption'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PT Serif" fo:font-size="11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T Serif" fo:font-size="11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PT Serif1" fo:font-family="'PT Serif'" style:font-style-name="Standard" style:font-family-generic="roman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Sans Caption" fo:font-family="'PT Sans Caption'" style:font-style-name="Standard" style:font-family-generic="swiss" style:font-pitch="variable" fo:font-size="13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fo:text-align="justify" style:justify-single-word="false" style:page-number="auto"/>
      <style:text-properties style:font-size-asian="10.5pt"/>
    </style:style>
    <style:style style:name="List" style:family="paragraph" style:parent-style-name="Text_20_body" style:class="list">
      <style:text-properties style:font-name="PT Serif" fo:font-family="'PT Serif'" style:font-family-generic="roman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Serif" fo:font-family="'PT Serif'" style:font-family-generic="roman" fo:font-size="11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Serif" fo:font-family="'PT Serif'" style:font-family-generic="roman"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align="start" style:justify-single-word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3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Morgenstern</meta:initial-creator>
    <meta:creation-date>2014-03-17T14:31:56.906269476</meta:creation-date>
    <meta:generator>LibreOffice/4.2.2.1$Linux_x86 LibreOffice_project/420m0$Build-1</meta:generator>
    <dc:date>2014-03-18T13:46:49.707047701</dc:date>
    <dc:creator>Daniel Morgenstern</dc:creator>
    <meta:editing-duration>PT4H41M57S</meta:editing-duration>
    <meta:editing-cycles>23</meta:editing-cycles>
    <meta:document-statistic meta:table-count="0" meta:image-count="0" meta:object-count="0" meta:page-count="2" meta:paragraph-count="10" meta:word-count="181" meta:character-count="1443" meta:non-whitespace-character-count="1274"/>
  </office:meta>
</office:document-meta>
</file>